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est-output" table:style-name="ta1">
        <table:shapes>
          <draw:frame draw:z-index="0" draw:style-name="gr1" draw:text-style-name="P1" svg:width="333.62mm" svg:height="187.65mm" svg:x="138.52mm" svg:y="4.19mm">
            <draw:object draw:notify-on-update-of-ranges="'test-output'.B1:'test-output'.B1 'test-output'.B2:'test-output'.B37 'test-output'.C1:'test-output'.C1 'test-output'.C2:'test-output'.C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ês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PREVISÃO</text:p>
          </table:table-cell>
        </table:table-row>
        <table:table-row table:style-name="ro1">
          <table:table-cell office:value-type="string" calcext:value-type="string">
            <text:p>2015/Jan</text:p>
          </table:table-cell>
          <table:table-cell office:value-type="float" office:value="0.0295168049633503" calcext:value-type="float">
            <text:p>0.02951680496335</text:p>
          </table:table-cell>
          <table:table-cell office:value-type="float" office:value="0.0673811212182045" calcext:value-type="float">
            <text:p>0.067381121218205</text:p>
          </table:table-cell>
        </table:table-row>
        <table:table-row table:style-name="ro1">
          <table:table-cell office:value-type="string" calcext:value-type="string">
            <text:p><text:span text:style-name="T1">2015/</text:span>Fev</text:p>
          </table:table-cell>
          <table:table-cell office:value-type="float" office:value="0.0729670077562332" calcext:value-type="float">
            <text:p>0.072967007756233</text:p>
          </table:table-cell>
          <table:table-cell office:value-type="float" office:value="0.0679691582918167" calcext:value-type="float">
            <text:p>0.067969158291817</text:p>
          </table:table-cell>
        </table:table-row>
        <table:table-row table:style-name="ro1">
          <table:table-cell office:value-type="string" calcext:value-type="string">
            <text:p><text:span text:style-name="T1">2015/</text:span>Mar</text:p>
          </table:table-cell>
          <table:table-cell office:value-type="float" office:value="0.161700755357742" calcext:value-type="float">
            <text:p>0.161700755357742</text:p>
          </table:table-cell>
          <table:table-cell office:value-type="float" office:value="0.110383324325085" calcext:value-type="float">
            <text:p>0.110383324325085</text:p>
          </table:table-cell>
        </table:table-row>
        <table:table-row table:style-name="ro1">
          <table:table-cell office:value-type="string" calcext:value-type="string">
            <text:p><text:span text:style-name="T1">2015/</text:span>Abr</text:p>
          </table:table-cell>
          <table:table-cell office:value-type="float" office:value="0.126867264509201" calcext:value-type="float">
            <text:p>0.126867264509201</text:p>
          </table:table-cell>
          <table:table-cell office:value-type="float" office:value="0.159455478191376" calcext:value-type="float">
            <text:p>0.159455478191376</text:p>
          </table:table-cell>
        </table:table-row>
        <table:table-row table:style-name="ro1">
          <table:table-cell office:value-type="string" calcext:value-type="string">
            <text:p><text:span text:style-name="T1">2015/</text:span>Mai</text:p>
          </table:table-cell>
          <table:table-cell office:value-type="float" office:value="0.106883831322193" calcext:value-type="float">
            <text:p>0.106883831322193</text:p>
          </table:table-cell>
          <table:table-cell office:value-type="float" office:value="0.107228808104992" calcext:value-type="float">
            <text:p>0.107228808104992</text:p>
          </table:table-cell>
        </table:table-row>
        <table:table-row table:style-name="ro1">
          <table:table-cell office:value-type="string" calcext:value-type="string">
            <text:p><text:span text:style-name="T1">2015/</text:span>Jun</text:p>
          </table:table-cell>
          <table:table-cell office:value-type="float" office:value="0.0762670189142227" calcext:value-type="float">
            <text:p>0.076267018914223</text:p>
          </table:table-cell>
          <table:table-cell office:value-type="float" office:value="0.0710294097661972" calcext:value-type="float">
            <text:p>0.071029409766197</text:p>
          </table:table-cell>
        </table:table-row>
        <table:table-row table:style-name="ro1">
          <table:table-cell office:value-type="string" calcext:value-type="string">
            <text:p><text:span text:style-name="T1">2015/</text:span>Jul</text:p>
          </table:table-cell>
          <table:table-cell office:value-type="float" office:value="0.0430835336446762" calcext:value-type="float">
            <text:p>0.043083533644676</text:p>
          </table:table-cell>
          <table:table-cell office:value-type="float" office:value="0.029642766341567" calcext:value-type="float">
            <text:p>0.029642766341567</text:p>
          </table:table-cell>
        </table:table-row>
        <table:table-row table:style-name="ro1">
          <table:table-cell office:value-type="string" calcext:value-type="string">
            <text:p><text:span text:style-name="T1">2015/</text:span>Ago</text:p>
          </table:table-cell>
          <table:table-cell office:value-type="float" office:value="0.0295168049633503" calcext:value-type="float">
            <text:p>0.02951680496335</text:p>
          </table:table-cell>
          <table:table-cell office:value-type="float" office:value="0.00832751952111721" calcext:value-type="float">
            <text:p>0.008327519521117</text:p>
          </table:table-cell>
        </table:table-row>
        <table:table-row table:style-name="ro1">
          <table:table-cell office:value-type="string" calcext:value-type="string">
            <text:p><text:span text:style-name="T1">2015/</text:span>Set</text:p>
          </table:table-cell>
          <table:table-cell office:value-type="float" office:value="0.0146667351946235" calcext:value-type="float">
            <text:p>0.014666735194624</text:p>
          </table:table-cell>
          <table:table-cell office:value-type="float" office:value="0.005644247867167" calcext:value-type="float">
            <text:p>0.005644247867167</text:p>
          </table:table-cell>
        </table:table-row>
        <table:table-row table:style-name="ro1">
          <table:table-cell office:value-type="string" calcext:value-type="string">
            <text:p><text:span text:style-name="T1">2015/</text:span>Out</text:p>
          </table:table-cell>
          <table:table-cell office:value-type="float" office:value="0.0183334182947874" calcext:value-type="float">
            <text:p>0.018333418294787</text:p>
          </table:table-cell>
          <table:table-cell office:value-type="float" office:value="0.00827105436474085" calcext:value-type="float">
            <text:p>0.008271054364741</text:p>
          </table:table-cell>
        </table:table-row>
        <table:table-row table:style-name="ro1">
          <table:table-cell office:value-type="string" calcext:value-type="string">
            <text:p><text:span text:style-name="T1">2015/</text:span>Nov</text:p>
          </table:table-cell>
          <table:table-cell office:value-type="float" office:value="0.040700189769268" calcext:value-type="float">
            <text:p>0.040700189769268</text:p>
          </table:table-cell>
          <table:table-cell office:value-type="float" office:value="0.0186211857944727" calcext:value-type="float">
            <text:p>0.018621185794473</text:p>
          </table:table-cell>
        </table:table-row>
        <table:table-row table:style-name="ro1">
          <table:table-cell office:value-type="string" calcext:value-type="string">
            <text:p><text:span text:style-name="T1">2015/</text:span>Dez</text:p>
          </table:table-cell>
          <table:table-cell office:value-type="float" office:value="0.0744336843490601" calcext:value-type="float">
            <text:p>0.07443368434906</text:p>
          </table:table-cell>
          <table:table-cell office:value-type="float" office:value="0.022045599296689" calcext:value-type="float">
            <text:p>0.022045599296689</text:p>
          </table:table-cell>
        </table:table-row>
        <table:table-row table:style-name="ro1">
          <table:table-cell office:value-type="string" calcext:value-type="string">
            <text:p>2016/Jan</text:p>
          </table:table-cell>
          <table:table-cell office:value-type="float" office:value="0.09969412535429" calcext:value-type="float">
            <text:p>0.09969412535429</text:p>
          </table:table-cell>
          <table:table-cell office:value-type="float" office:value="0.106840312480927" calcext:value-type="float">
            <text:p>0.106840312480927</text:p>
          </table:table-cell>
        </table:table-row>
        <table:table-row table:style-name="ro1">
          <table:table-cell office:value-type="string" calcext:value-type="string">
            <text:p><text:span text:style-name="T1">2016/</text:span>Fev</text:p>
          </table:table-cell>
          <table:table-cell office:value-type="float" office:value="0.0745026022195816" calcext:value-type="float">
            <text:p>0.074502602219582</text:p>
          </table:table-cell>
          <table:table-cell office:value-type="float" office:value="0.119465410709381" calcext:value-type="float">
            <text:p>0.119465410709381</text:p>
          </table:table-cell>
        </table:table-row>
        <table:table-row table:style-name="ro1">
          <table:table-cell office:value-type="string" calcext:value-type="string">
            <text:p><text:span text:style-name="T1">2016/</text:span>Mar</text:p>
          </table:table-cell>
          <table:table-cell office:value-type="float" office:value="0.0487750843167305" calcext:value-type="float">
            <text:p>0.048775084316731</text:p>
          </table:table-cell>
          <table:table-cell office:value-type="float" office:value="0.0454255566000938" calcext:value-type="float">
            <text:p>0.045425556600094</text:p>
          </table:table-cell>
        </table:table-row>
        <table:table-row table:style-name="ro1">
          <table:table-cell office:value-type="string" calcext:value-type="string">
            <text:p><text:span text:style-name="T1">2016/</text:span>Abr</text:p>
          </table:table-cell>
          <table:table-cell office:value-type="float" office:value="0.0423432067036629" calcext:value-type="float">
            <text:p>0.042343206703663</text:p>
          </table:table-cell>
          <table:table-cell office:value-type="float" office:value="0.0575260296463966" calcext:value-type="float">
            <text:p>0.057526029646397</text:p>
          </table:table-cell>
        </table:table-row>
        <table:table-row table:style-name="ro1">
          <table:table-cell office:value-type="string" calcext:value-type="string">
            <text:p><text:span text:style-name="T1">2016/</text:span>Mai</text:p>
          </table:table-cell>
          <table:table-cell office:value-type="float" office:value="0.0325167216360569" calcext:value-type="float">
            <text:p>0.032516721636057</text:p>
          </table:table-cell>
          <table:table-cell office:value-type="float" office:value="0.0394656248390675" calcext:value-type="float">
            <text:p>0.039465624839068</text:p>
          </table:table-cell>
        </table:table-row>
        <table:table-row table:style-name="ro1">
          <table:table-cell office:value-type="string" calcext:value-type="string">
            <text:p><text:span text:style-name="T1">2016/</text:span>Jun</text:p>
          </table:table-cell>
          <table:table-cell office:value-type="float" office:value="0.0135784121230245" calcext:value-type="float">
            <text:p>0.013578412123025</text:p>
          </table:table-cell>
          <table:table-cell office:value-type="float" office:value="0.0133325215429068" calcext:value-type="float">
            <text:p>0.013332521542907</text:p>
          </table:table-cell>
        </table:table-row>
        <table:table-row table:style-name="ro1">
          <table:table-cell office:value-type="string" calcext:value-type="string">
            <text:p><text:span text:style-name="T1">2016/</text:span>Jul</text:p>
          </table:table-cell>
          <table:table-cell office:value-type="float" office:value="0.00607455242425203" calcext:value-type="float">
            <text:p>0.006074552424252</text:p>
          </table:table-cell>
          <table:table-cell office:value-type="float" office:value="0.00332694198004901" calcext:value-type="float">
            <text:p>0.003326941980049</text:p>
          </table:table-cell>
        </table:table-row>
        <table:table-row table:style-name="ro1">
          <table:table-cell office:value-type="string" calcext:value-type="string">
            <text:p><text:span text:style-name="T1">2016/</text:span>Ago</text:p>
          </table:table-cell>
          <table:table-cell office:value-type="float" office:value="0.0039305929094553" calcext:value-type="float">
            <text:p>0.003930592909455</text:p>
          </table:table-cell>
          <table:table-cell office:value-type="float" office:value="-0.000401451339712366" calcext:value-type="float">
            <text:p>-0.000401451339712</text:p>
          </table:table-cell>
        </table:table-row>
        <table:table-row table:style-name="ro1">
          <table:table-cell office:value-type="string" calcext:value-type="string">
            <text:p><text:span text:style-name="T1">2016/</text:span>Set</text:p>
          </table:table-cell>
          <table:table-cell office:value-type="float" office:value="0.00410925596952438" calcext:value-type="float">
            <text:p>0.004109255969524</text:p>
          </table:table-cell>
          <table:table-cell office:value-type="float" office:value="-0.00408541550859809" calcext:value-type="float">
            <text:p>-0.004085415508598</text:p>
          </table:table-cell>
        </table:table-row>
        <table:table-row table:style-name="ro1">
          <table:table-cell office:value-type="string" calcext:value-type="string">
            <text:p><text:span text:style-name="T1">2016/</text:span>Out</text:p>
          </table:table-cell>
          <table:table-cell office:value-type="float" office:value="0.00535989925265312" calcext:value-type="float">
            <text:p>0.005359899252653</text:p>
          </table:table-cell>
          <table:table-cell office:value-type="float" office:value="0.0118027869611979" calcext:value-type="float">
            <text:p>0.011802786961198</text:p>
          </table:table-cell>
        </table:table-row>
        <table:table-row table:style-name="ro1">
          <table:table-cell office:value-type="string" calcext:value-type="string">
            <text:p><text:span text:style-name="T1">2016/</text:span>Nov</text:p>
          </table:table-cell>
          <table:table-cell office:value-type="float" office:value="0.00839717593044043" calcext:value-type="float">
            <text:p>0.00839717593044</text:p>
          </table:table-cell>
          <table:table-cell office:value-type="float" office:value="-0.0100576365366578" calcext:value-type="float">
            <text:p>-0.010057636536658</text:p>
          </table:table-cell>
        </table:table-row>
        <table:table-row table:style-name="ro1">
          <table:table-cell office:value-type="string" calcext:value-type="string">
            <text:p><text:span text:style-name="T1">2016/</text:span>Dez</text:p>
          </table:table-cell>
          <table:table-cell office:value-type="float" office:value="0.0130424220114946" calcext:value-type="float">
            <text:p>0.013042422011495</text:p>
          </table:table-cell>
          <table:table-cell office:value-type="float" office:value="0.00367043493315577" calcext:value-type="float">
            <text:p>0.003670434933156</text:p>
          </table:table-cell>
        </table:table-row>
        <table:table-row table:style-name="ro1">
          <table:table-cell office:value-type="string" calcext:value-type="string">
            <text:p><text:span text:style-name="T1">2017/</text:span>Jan</text:p>
          </table:table-cell>
          <table:table-cell office:value-type="float" office:value="0.0183062683790922" calcext:value-type="float">
            <text:p>0.018306268379092</text:p>
          </table:table-cell>
          <table:table-cell office:value-type="float" office:value="0.0579610466957092" calcext:value-type="float">
            <text:p>0.057961046695709</text:p>
          </table:table-cell>
        </table:table-row>
        <table:table-row table:style-name="ro1">
          <table:table-cell office:value-type="string" calcext:value-type="string">
            <text:p><text:span text:style-name="T1">2017/</text:span>Fev</text:p>
          </table:table-cell>
          <table:table-cell office:value-type="float" office:value="0.0331256315112114" calcext:value-type="float">
            <text:p>0.033125631511211</text:p>
          </table:table-cell>
          <table:table-cell office:value-type="float" office:value="0.0382996164262295" calcext:value-type="float">
            <text:p>0.03829961642623</text:p>
          </table:table-cell>
        </table:table-row>
        <table:table-row table:style-name="ro1">
          <table:table-cell office:value-type="string" calcext:value-type="string">
            <text:p><text:span text:style-name="T1">2017/</text:span>Mar</text:p>
          </table:table-cell>
          <table:table-cell office:value-type="float" office:value="0.0280696135014296" calcext:value-type="float">
            <text:p>0.02806961350143</text:p>
          </table:table-cell>
          <table:table-cell office:value-type="float" office:value="0.0475899465382099" calcext:value-type="float">
            <text:p>0.04758994653821</text:p>
          </table:table-cell>
        </table:table-row>
        <table:table-row table:style-name="ro1">
          <table:table-cell office:value-type="string" calcext:value-type="string">
            <text:p><text:span text:style-name="T1">2017/</text:span>Abr</text:p>
          </table:table-cell>
          <table:table-cell office:value-type="float" office:value="0.0352177731692791" calcext:value-type="float">
            <text:p>0.035217773169279</text:p>
          </table:table-cell>
          <table:table-cell office:value-type="float" office:value="0.0468921512365341" calcext:value-type="float">
            <text:p>0.046892151236534</text:p>
          </table:table-cell>
        </table:table-row>
        <table:table-row table:style-name="ro1">
          <table:table-cell office:value-type="string" calcext:value-type="string">
            <text:p><text:span text:style-name="T1">2017/</text:span>Mai</text:p>
          </table:table-cell>
          <table:table-cell office:value-type="float" office:value="0.0420172475278378" calcext:value-type="float">
            <text:p>0.042017247527838</text:p>
          </table:table-cell>
          <table:table-cell office:value-type="float" office:value="0.0577237419784069" calcext:value-type="float">
            <text:p>0.057723741978407</text:p>
          </table:table-cell>
        </table:table-row>
        <table:table-row table:style-name="ro1">
          <table:table-cell office:value-type="string" calcext:value-type="string">
            <text:p><text:span text:style-name="T1">2017/</text:span>Jun</text:p>
          </table:table-cell>
          <table:table-cell office:value-type="float" office:value="0.0163884703069925" calcext:value-type="float">
            <text:p>0.016388470306993</text:p>
          </table:table-cell>
          <table:table-cell office:value-type="float" office:value="0.0266816299408674" calcext:value-type="float">
            <text:p>0.026681629940867</text:p>
          </table:table-cell>
        </table:table-row>
        <table:table-row table:style-name="ro1">
          <table:table-cell office:value-type="string" calcext:value-type="string">
            <text:p><text:span text:style-name="T1">2017/</text:span>Jul</text:p>
          </table:table-cell>
          <table:table-cell office:value-type="float" office:value="0.00679947156459093" calcext:value-type="float">
            <text:p>0.006799471564591</text:p>
          </table:table-cell>
          <table:table-cell office:value-type="float" office:value="-0.000529954966623336" calcext:value-type="float">
            <text:p>-0.000529954966623</text:p>
          </table:table-cell>
        </table:table-row>
        <table:table-row table:style-name="ro1">
          <table:table-cell office:value-type="string" calcext:value-type="string">
            <text:p><text:span text:style-name="T1">2017/</text:span>Ago</text:p>
          </table:table-cell>
          <table:table-cell office:value-type="float" office:value="0.00523036252707243" calcext:value-type="float">
            <text:p>0.005230362527072</text:p>
          </table:table-cell>
          <table:table-cell office:value-type="float" office:value="0.00458275992423296" calcext:value-type="float">
            <text:p>0.004582759924233</text:p>
          </table:table-cell>
        </table:table-row>
        <table:table-row table:style-name="ro1">
          <table:table-cell office:value-type="string" calcext:value-type="string">
            <text:p><text:span text:style-name="T1">2017/</text:span>Set</text:p>
          </table:table-cell>
          <table:table-cell office:value-type="float" office:value="0.00191779958549887" calcext:value-type="float">
            <text:p>0.001917799585499</text:p>
          </table:table-cell>
          <table:table-cell office:value-type="float" office:value="-0.00636384775862098" calcext:value-type="float">
            <text:p>-0.006363847758621</text:p>
          </table:table-cell>
        </table:table-row>
        <table:table-row table:style-name="ro1">
          <table:table-cell office:value-type="string" calcext:value-type="string">
            <text:p><text:span text:style-name="T1">2017/</text:span>Out</text:p>
          </table:table-cell>
          <table:table-cell office:value-type="float" office:value="0.00749685289338231" calcext:value-type="float">
            <text:p>0.007496852893382</text:p>
          </table:table-cell>
          <table:table-cell office:value-type="float" office:value="0.0227394662797451" calcext:value-type="float">
            <text:p>0.022739466279745</text:p>
          </table:table-cell>
        </table:table-row>
        <table:table-row table:style-name="ro1">
          <table:table-cell office:value-type="string" calcext:value-type="string">
            <text:p><text:span text:style-name="T1">2017/</text:span>Nov</text:p>
          </table:table-cell>
          <table:table-cell office:value-type="float" office:value="0.00383559917099774" calcext:value-type="float">
            <text:p>0.003835599170998</text:p>
          </table:table-cell>
          <table:table-cell office:value-type="float" office:value="-0.00760683557018638" calcext:value-type="float">
            <text:p>-0.007606835570186</text:p>
          </table:table-cell>
        </table:table-row>
        <table:table-row table:style-name="ro1">
          <table:table-cell office:value-type="string" calcext:value-type="string">
            <text:p><text:span text:style-name="T1">2017/</text:span>Dez</text:p>
          </table:table-cell>
          <table:table-cell office:value-type="float" office:value="0.00662512611597776" calcext:value-type="float">
            <text:p>0.006625126115978</text:p>
          </table:table-cell>
          <table:table-cell office:value-type="float" office:value="-0.000762769253924489" calcext:value-type="float">
            <text:p>-0.0007627692539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 style:data-style-name="N2" text:time-value="22:08:57.0891399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5T22:34:52.665227063</dc:date>
    <meta:editing-duration>PT5M58S</meta:editing-duration>
    <meta:editing-cycles>2</meta:editing-cycles>
    <meta:generator>LibreOffice/6.2.3.2$Linux_X86_64 LibreOffice_project/20$Build-2</meta:generator>
    <meta:document-statistic meta:table-count="1" meta:cell-count="1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stroke-dash="Fine_20_Dashed" svg:stroke-color="#666666" draw:fill="solid" draw:fill-color="#ffffff"/>
      <style:text-properties fo:font-size="18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-dash="Ultrafine_20_2_20_Dots_20_3_20_Dashes" svg:stroke-width="0.05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363cm" svg:height="18.766cm" xlink:href=".." xlink:type="simple" chart:class="chart:line" chart:style-name="ch1">
        <chart:legend chart:legend-position="top" svg:x="12.074cm" svg:y="0.185cm" style:legend-expansion="wide" chart:style-name="ch2"/>
        <chart:plot-area chart:style-name="ch3" table:cell-range-address="'test-output'.B1:'test-output'.C37" chart:data-source-has-labels="row" svg:x="0.667cm" svg:y="1.529cm" svg:width="32.029cm" svg:height="16.862cm">
          <chartooo:coordinate-region svg:x="1.685cm" svg:y="1.729cm" svg:width="30.824cm" svg:height="16.46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-output'.B2:'test-output'.B37" chart:label-cell-address="'test-output'.B1:'test-output'.B1" chart:class="chart:line">
            <chart:data-point chart:repeated="36"/>
          </chart:series>
          <chart:series chart:style-name="ch7" chart:values-cell-range-address="'test-output'.C2:'test-output'.C37" chart:label-cell-address="'test-output'.C1:'test-output'.C1" chart:class="chart:line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</text:p>
                <draw:g>
                  <svg:desc>'test-output'.B1:'test-output'.B1</svg:desc>
                </draw:g>
              </table:table-cell>
              <table:table-cell office:value-type="string">
                <text:p>PREVISÃO</text:p>
                <draw:g>
                  <svg:desc>'test-output'.C1:'test-output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95168049633503">
                <text:p>0.0295168049633503</text:p>
                <draw:g>
                  <svg:desc>'test-output'.B2:'test-output'.B37</svg:desc>
                </draw:g>
              </table:table-cell>
              <table:table-cell office:value-type="float" office:value="0.0673811212182045">
                <text:p>0.0673811212182045</text:p>
                <draw:g>
                  <svg:desc>'test-output'.C2:'test-output'.C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9670077562332">
                <text:p>0.0729670077562332</text:p>
              </table:table-cell>
              <table:table-cell office:value-type="float" office:value="0.0679691582918167">
                <text:p>0.06796915829181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61700755357742">
                <text:p>0.161700755357742</text:p>
              </table:table-cell>
              <table:table-cell office:value-type="float" office:value="0.110383324325085">
                <text:p>0.110383324325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6867264509201">
                <text:p>0.126867264509201</text:p>
              </table:table-cell>
              <table:table-cell office:value-type="float" office:value="0.159455478191376">
                <text:p>0.1594554781913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6883831322193">
                <text:p>0.106883831322193</text:p>
              </table:table-cell>
              <table:table-cell office:value-type="float" office:value="0.107228808104992">
                <text:p>0.1072288081049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62670189142227">
                <text:p>0.0762670189142227</text:p>
              </table:table-cell>
              <table:table-cell office:value-type="float" office:value="0.0710294097661972">
                <text:p>0.07102940976619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30835336446762">
                <text:p>0.0430835336446762</text:p>
              </table:table-cell>
              <table:table-cell office:value-type="float" office:value="0.029642766341567">
                <text:p>0.0296427663415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5168049633503">
                <text:p>0.0295168049633503</text:p>
              </table:table-cell>
              <table:table-cell office:value-type="float" office:value="0.00832751952111721">
                <text:p>0.008327519521117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46667351946235">
                <text:p>0.0146667351946235</text:p>
              </table:table-cell>
              <table:table-cell office:value-type="float" office:value="0.005644247867167">
                <text:p>0.005644247867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83334182947874">
                <text:p>0.0183334182947874</text:p>
              </table:table-cell>
              <table:table-cell office:value-type="float" office:value="0.00827105436474085">
                <text:p>0.0082710543647408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0700189769268">
                <text:p>0.040700189769268</text:p>
              </table:table-cell>
              <table:table-cell office:value-type="float" office:value="0.0186211857944727">
                <text:p>0.01862118579447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744336843490601">
                <text:p>0.0744336843490601</text:p>
              </table:table-cell>
              <table:table-cell office:value-type="float" office:value="0.022045599296689">
                <text:p>0.0220455992966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9969412535429">
                <text:p>0.09969412535429</text:p>
              </table:table-cell>
              <table:table-cell office:value-type="float" office:value="0.106840312480927">
                <text:p>0.106840312480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745026022195816">
                <text:p>0.0745026022195816</text:p>
              </table:table-cell>
              <table:table-cell office:value-type="float" office:value="0.119465410709381">
                <text:p>0.1194654107093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87750843167305">
                <text:p>0.0487750843167305</text:p>
              </table:table-cell>
              <table:table-cell office:value-type="float" office:value="0.0454255566000938">
                <text:p>0.04542555660009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23432067036629">
                <text:p>0.0423432067036629</text:p>
              </table:table-cell>
              <table:table-cell office:value-type="float" office:value="0.0575260296463966">
                <text:p>0.05752602964639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25167216360569">
                <text:p>0.0325167216360569</text:p>
              </table:table-cell>
              <table:table-cell office:value-type="float" office:value="0.0394656248390675">
                <text:p>0.03946562483906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35784121230245">
                <text:p>0.0135784121230245</text:p>
              </table:table-cell>
              <table:table-cell office:value-type="float" office:value="0.0133325215429068">
                <text:p>0.0133325215429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7455242425203">
                <text:p>0.00607455242425203</text:p>
              </table:table-cell>
              <table:table-cell office:value-type="float" office:value="0.00332694198004901">
                <text:p>0.003326941980049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39305929094553">
                <text:p>0.0039305929094553</text:p>
              </table:table-cell>
              <table:table-cell office:value-type="float" office:value="-0.000401451339712366">
                <text:p>-0.000401451339712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410925596952438">
                <text:p>0.00410925596952438</text:p>
              </table:table-cell>
              <table:table-cell office:value-type="float" office:value="-0.00408541550859809">
                <text:p>-0.00408541550859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535989925265312">
                <text:p>0.00535989925265312</text:p>
              </table:table-cell>
              <table:table-cell office:value-type="float" office:value="0.0118027869611979">
                <text:p>0.01180278696119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839717593044043">
                <text:p>0.00839717593044043</text:p>
              </table:table-cell>
              <table:table-cell office:value-type="float" office:value="-0.0100576365366578">
                <text:p>-0.01005763653665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0424220114946">
                <text:p>0.0130424220114946</text:p>
              </table:table-cell>
              <table:table-cell office:value-type="float" office:value="0.00367043493315577">
                <text:p>0.003670434933155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83062683790922">
                <text:p>0.0183062683790922</text:p>
              </table:table-cell>
              <table:table-cell office:value-type="float" office:value="0.0579610466957092">
                <text:p>0.057961046695709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31256315112114">
                <text:p>0.0331256315112114</text:p>
              </table:table-cell>
              <table:table-cell office:value-type="float" office:value="0.0382996164262295">
                <text:p>0.038299616426229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80696135014296">
                <text:p>0.0280696135014296</text:p>
              </table:table-cell>
              <table:table-cell office:value-type="float" office:value="0.0475899465382099">
                <text:p>0.04758994653820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52177731692791">
                <text:p>0.0352177731692791</text:p>
              </table:table-cell>
              <table:table-cell office:value-type="float" office:value="0.0468921512365341">
                <text:p>0.04689215123653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20172475278378">
                <text:p>0.0420172475278378</text:p>
              </table:table-cell>
              <table:table-cell office:value-type="float" office:value="0.0577237419784069">
                <text:p>0.05772374197840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163884703069925">
                <text:p>0.0163884703069925</text:p>
              </table:table-cell>
              <table:table-cell office:value-type="float" office:value="0.0266816299408674">
                <text:p>0.02668162994086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679947156459093">
                <text:p>0.00679947156459093</text:p>
              </table:table-cell>
              <table:table-cell office:value-type="float" office:value="-0.000529954966623336">
                <text:p>-0.00052995496662333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523036252707243">
                <text:p>0.00523036252707243</text:p>
              </table:table-cell>
              <table:table-cell office:value-type="float" office:value="0.00458275992423296">
                <text:p>0.00458275992423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191779958549887">
                <text:p>0.00191779958549887</text:p>
              </table:table-cell>
              <table:table-cell office:value-type="float" office:value="-0.00636384775862098">
                <text:p>-0.006363847758620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749685289338231">
                <text:p>0.00749685289338231</text:p>
              </table:table-cell>
              <table:table-cell office:value-type="float" office:value="0.0227394662797451">
                <text:p>0.02273946627974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383559917099774">
                <text:p>0.00383559917099774</text:p>
              </table:table-cell>
              <table:table-cell office:value-type="float" office:value="-0.00760683557018638">
                <text:p>-0.007606835570186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662512611597776">
                <text:p>0.00662512611597776</text:p>
              </table:table-cell>
              <table:table-cell office:value-type="float" office:value="-0.000762769253924489">
                <text:p>-0.0007627692539244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3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</office:styles>
</office:document-styles>
</file>